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roxima-nova" svg:font-family="proxima-nova, helvetica, Arial, sans-serif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  <style:text-properties fo:font-size="16pt" fo:font-weight="bold" officeooo:rsid="001228bc" officeooo:paragraph-rsid="001228bc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200%"/>
      <style:text-properties style:font-name="Nimbus Roman" fo:font-weight="normal" style:font-weight-asian="normal" style:font-weight-complex="normal"/>
    </style:style>
    <style:style style:name="P4" style:family="paragraph" style:parent-style-name="Standard">
      <style:paragraph-properties fo:line-height="200%"/>
      <style:text-properties style:font-name="Nimbus Roman" fo:font-weight="normal" officeooo:rsid="001228bc" officeooo:paragraph-rsid="001228bc" style:font-weight-asian="normal" style:font-weight-complex="normal"/>
    </style:style>
    <style:style style:name="T1" style:family="text">
      <style:text-properties fo:font-variant="normal" fo:text-transform="none" fo:color="#494949" loext:opacity="100%" style:font-name="proxima-nova" fo:font-size="13.5pt" fo:letter-spacing="normal" fo:font-style="normal"/>
    </style:style>
    <style:style style:name="T2" style:family="text">
      <style:text-properties fo:font-variant="normal" fo:text-transform="none" fo:color="#494949" loext:opacity="100%" fo:letter-spacing="normal"/>
    </style:style>
    <style:style style:name="T3" style:family="text">
      <style:text-properties fo:font-variant="normal" fo:text-transform="none" fo:color="#0078d4" loext:opacity="100%" style:text-line-through-style="none" style:text-line-through-type="none" style:font-name="proxima-nova" fo:font-size="13.5pt" fo:letter-spacing="normal" fo:font-style="normal" style:text-underline-style="none" style:text-blinking="false" loext:padding="0in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8 Bit computer:Parts list and spec</text:p>
      <text:p text:style-name="P1"/>
      <text:p text:style-name="P3">Breadboard - 14</text:p>
      <text:p text:style-name="P3">22 AWG Solid Tinned-Copper Hook-Up Wire - 1</text:p>
      <text:p text:style-name="P3">1kΩ Resistor - 10</text:p>
      <text:p text:style-name="P3">10kΩ Resistor - 9</text:p>
      <text:p text:style-name="P3">100kΩ Resistor - 1</text:p>
      <text:p text:style-name="P3">470Ω Resistor - 24</text:p>
      <text:p text:style-name="P3">1MΩ Resistor - 1</text:p>
      <text:p text:style-name="P3">1MΩ Potentiometer - 1</text:p>
      <text:p text:style-name="P3">0.01µF Capacitor - 6</text:p>
      <text:p text:style-name="P3">0.1µF Capacitor - 16</text:p>
      <text:p text:style-name="P3">1µF Capacitor - 1</text:p>
      <text:p text:style-name="P3">555 Timer IC - 4</text:p>
      <text:p text:style-name="P3">74LS00 (Quad NAND Gate) - 2</text:p>
      <text:p text:style-name="P3">74LS02 (Quad NOR Gate) - 1</text:p>
      <text:p text:style-name="P3">74LS04 (Hex Inverter) - 5</text:p>
      <text:p text:style-name="P3">74LS08 (Quad AND Gate) - 3</text:p>
      <text:p text:style-name="P3">74LS32 (Quad OR Gate) - 1</text:p>
      <text:p text:style-name="P3">74LS107 (Dual JK Flip-Flop) - 1 <text:s/>[Note: Equivalent to 74LS76, but different pinout]</text:p>
      <text:p text:style-name="P3">74LS86 (Quad XOR Gate) - 2</text:p>
      <text:p text:style-name="P3">74LS138 (3-to-8 Line Decoder) - 1</text:p>
      <text:p text:style-name="P3">74LS139 (Dual 2-Line to 4-Line Decoder) - 1</text:p>
      <text:p text:style-name="P3">74LS157 (Quad 2-to-1 Line Data Selector) - 4</text:p>
      <text:p text:style-name="P3">74LS161 (4-bit Synchronous Binary Counter) - 2</text:p>
      <text:p text:style-name="P3">74LS173 (4-bit D-Type Register) - 8</text:p>
      <text:p text:style-name="P3"><text:soft-page-break/>74189 (64-bit Random Access Memory) - 2</text:p>
      <text:p text:style-name="P3">74LS245 (Octal Bus Transceiver) - 6</text:p>
      <text:p text:style-name="P3">74LS273 (Octal D Flip-Flop) - 1</text:p>
      <text:p text:style-name="P3">74LS283 (4-bit Binary Full Adder) - 2</text:p>
      <text:p text:style-name="P3">28C16 EEPROM - 3 <text:s/>[Note: Requires Arduino Nano and 2×74HC595 to program]</text:p>
      <text:p text:style-name="P3">Double-throw Toggle Switch - 3</text:p>
      <text:p text:style-name="P3">Momentary 6mm Tact Switch - 3</text:p>
      <text:p text:style-name="P3">8-position DIP Switch - 1</text:p>
      <text:p text:style-name="P3">4-position DIP Switch - 1</text:p>
      <text:p text:style-name="P3">Red LED - 44</text:p>
      <text:p text:style-name="P3">Yellow LED - 8</text:p>
      <text:p text:style-name="P3">Green LED - 12</text:p>
      <text:p text:style-name="P3">Blue LED - 21</text:p>
      <text:p text:style-name="P3">Common Cathode 7-Segment Display – 4</text:p>
      <text:p text:style-name="P3"/>
      <text:p text:style-name="P3"><text:span text:style-name="T1">Additionally, I used an</text:span><text:span text:style-name="T2"> </text:span><text:a xlink:type="simple" xlink:href="https://amzn.to/2CKkXf9" office:target-frame-name="_blank" xlink:show="new" text:style-name="Internet_20_link" text:visited-style-name="Visited_20_Internet_20_Link"><text:span text:style-name="T3">Arduino Nano</text:span></text:a><text:span text:style-name="T2"> </text:span><text:span text:style-name="T1">and two</text:span><text:span text:style-name="T2"> </text:span><text:a xlink:type="simple" xlink:href="http://bit.ly/2x2mNT0" office:target-frame-name="_blank" xlink:show="new" text:style-name="Internet_20_link" text:visited-style-name="Visited_20_Internet_20_Link"><text:span text:style-name="T3">74HC595</text:span></text:a><text:span text:style-name="T2"> </text:span><text:span text:style-name="T1">shift registers to build a</text:span><text:span text:style-name="T2"> </text:span><text:a xlink:type="simple" xlink:href="https://github.com/beneater/eeprom-programmer" text:style-name="Internet_20_link" text:visited-style-name="Visited_20_Internet_20_Link"><text:span text:style-name="T3">simple EEPROM programmer</text:span></text:a><text:span text:style-name="T2"> </text:span><text:span text:style-name="T1">to program the 28C16 EEPROMs used in the output module and control logic.</text:span></text:p>
      <text:p text:style-name="P3"><text:span text:style-name="T1"/></text:p>
      <text:p text:style-name="P3"/>
      <text:p text:style-name="P3"/>
      <text:p text:style-name="P3"/>
      <text:p text:style-name="P3"/>
      <text:p text:style-name="P4">11/05/2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roxima-nova" svg:font-family="proxima-nova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1T17:44:24.981294179</meta:creation-date>
    <dc:date>2025-05-11T17:48:37.787696197</dc:date>
    <meta:editing-duration>PT4M14S</meta:editing-duration>
    <meta:editing-cycles>1</meta:editing-cycles>
    <meta:document-statistic meta:table-count="0" meta:image-count="0" meta:object-count="0" meta:page-count="2" meta:paragraph-count="41" meta:word-count="252" meta:character-count="1309" meta:non-whitespace-character-count="1095"/>
    <meta:generator>LibreOffice/24.2.7.2$Linux_X86_64 LibreOffice_project/420$Build-2</meta:generator>
  </office:meta>
</office:document-meta>
</file>